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3.609cm"/>
    </style:style>
    <style:style style:name="co3" style:family="table-column">
      <style:table-column-properties fo:break-before="auto" style:column-width="4.72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387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0.356cm"/>
    </style:style>
    <style:style style:name="co13" style:family="table-column">
      <style:table-column-properties fo:break-before="auto" style:column-width="8.58cm"/>
    </style:style>
    <style:style style:name="co14" style:family="table-column">
      <style:table-column-properties fo:break-before="auto" style:column-width="4.062cm"/>
    </style:style>
    <style:style style:name="co15" style:family="table-column">
      <style:table-column-properties fo:break-before="auto" style:column-width="5.495cm"/>
    </style:style>
    <style:style style:name="co16" style:family="table-column">
      <style:table-column-properties fo:break-before="auto" style:column-width="5.055cm"/>
    </style:style>
    <style:style style:name="co17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4.304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wrap-option="wrap" fo:border="0.74pt solid #000000"/>
      <style:text-properties style:font-name="Noto Serif" style:font-name-asian="Cantarell" style:font-name-complex="FreeSerif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2" style:family="table-cell" style:parent-style-name="Default">
      <style:table-cell-properties fo:border="0.74pt solid #000000"/>
      <style:text-properties style:font-name="Noto Serif" style:font-name-asian="Cantarell" style:font-name-complex="FreeSerif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order="0.74pt solid #000000"/>
      <style:text-properties style:font-name="Noto Serif" style:font-name-asian="Cantarell" style:font-name-complex="FreeSerif"/>
    </style:style>
    <style:style style:name="ce42" style:family="table-cell" style:parent-style-name="Default">
      <style:table-cell-properties fo:wrap-option="wrap" fo:border="0.74pt solid #000000"/>
      <style:text-properties style:font-name="Noto Serif" style:font-name-asian="Cantarell" style:font-name-complex="FreeSerif"/>
    </style:style>
    <style:style style:name="ce4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5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 fo:border="0.74pt solid #000000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erif" style:font-name-asian="Cantarell" style:font-name-complex="FreeSerif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oto Serif" style:font-name-asian="Cantarell" style:font-name-complex="FreeSerif"/>
    </style:style>
    <style:style style:name="ce6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Noto Serif" style:font-name-asian="Cantarell" style:font-name-complex="FreeSerif"/>
    </style:style>
    <style:style style:name="ce66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Noto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Noto Sans" style:font-name-asian="WenQuanYi Micro Hei" style:font-name-complex="FreeSans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oto Sans" style:font-name-asian="WenQuanYi Micro Hei" style:font-name-complex="FreeSans"/>
    </style:style>
    <style:style style:name="T1" style:family="text">
      <style:text-properties style:text-outline="false" style:text-line-through-style="none" style:text-line-through-type="none" style:font-name="Noto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oto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" style:font-name-asian="Cantarell" style:font-name-complex="FreeSerif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5" table:default-cell-style-name="ce3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pv4</text:p>
          </table:table-cell>
          <table:table-cell table:style-name="ce41" office:value-type="string" calcext:value-type="string">
            <text:p>218.11.2.0/24</text:p>
          </table:table-cell>
          <table:table-cell table:number-columns-repeated="2"/>
          <table:table-cell table:style-name="ce59" office:value-type="string" calcext:value-type="string">
            <text:p>Tinklo pavadinimas</text:p>
          </table:table-cell>
          <table:table-cell table:style-name="ce59" office:value-type="string" calcext:value-type="string">
            <text:p>Kiek prašoma</text:p>
          </table:table-cell>
          <table:table-cell table:style-name="ce59" office:value-type="string" calcext:value-type="string">
            <text:p>Kiek gaunana</text:p>
          </table:table-cell>
          <table:table-cell table:style-name="ce59" office:value-type="string" calcext:value-type="string">
            <text:p>Tinklo adresas</text:p>
          </table:table-cell>
          <table:table-cell table:style-name="ce59" office:value-type="string" calcext:value-type="string">
            <text:p>Tinklo kaukė/prefiksas</text:p>
          </table:table-cell>
          <table:table-cell table:style-name="ce59" office:value-type="string" calcext:value-type="string">
            <text:p>Naudojami adresai</text:p>
          </table:table-cell>
          <table:table-cell table:style-name="ce59" office:value-type="string" calcext:value-type="string">
            <text:p>Plačiajuostis adresas</text:p>
          </table:table-cell>
        </table:table-row>
        <table:table-row table:style-name="ro2">
          <table:table-cell office:value-type="string" calcext:value-type="string">
            <text:p>Ipv6</text:p>
          </table:table-cell>
          <table:table-cell table:style-name="ce41" office:value-type="string" calcext:value-type="string">
            <text:p>2029:755c:ceae::/64</text:p>
          </table:table-cell>
          <table:table-cell table:number-columns-repeated="2"/>
          <table:table-cell table:style-name="ce60" office:value-type="string" calcext:value-type="string">
            <text:p>MTK auditorija(12)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76</text:p>
            <text:p><text:span text:style-name="T3">2029:755c:ceae:1::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63" office:value-type="string" calcext:value-type="string">
            <text:p>218.11.2.177 – 218.11.2.190</text:p>
          </table:table-cell>
          <table:table-cell table:style-name="ce63" office:value-type="string" calcext:value-type="string">
            <text:p>218.11.2.191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uditorija(14)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60</text:p>
            <text:p><text:span text:style-name="T3">2029:755c:ceae:2::</text:span>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61 – 218.11.2.174</text:p>
          </table:table-cell>
          <table:table-cell table:style-name="ce63" office:value-type="string" calcext:value-type="string">
            <text:p>218.11.2.17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0" office:value-type="string" calcext:value-type="string">
            <text:p>MTK administracija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6" calcext:value-type="float">
            <text:p>16</text:p>
          </table:table-cell>
          <table:table-cell table:style-name="ce54" office:value-type="string" calcext:value-type="string">
            <text:p>218.11.2.192</text:p>
            <text:p><text:span text:style-name="T3">2029:755c:ceae:3::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table:style-name="ce63" office:value-type="string" calcext:value-type="string">
            <text:p>218.11.2.193 – 218.11.2.206</text:p>
          </table:table-cell>
          <table:table-cell table:style-name="ce63" office:value-type="string" calcext:value-type="string">
            <text:p>218.11.2.20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Multimedijos MC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128</text:p>
            <text:p><text:span text:style-name="T3">2029:755c:ceae:4::</text:span>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129 – 218.11.2.158</text:p>
          </table:table-cell>
          <table:table-cell table:style-name="ce58" office:value-type="string" calcext:value-type="string">
            <text:p>218.11.2.159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Dizaino MC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64</text:p>
            <text:p><text:span text:style-name="T3">2029:755c:ceae:5::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table:style-name="ce58" office:value-type="string" calcext:value-type="string">
            <text:p>218.11.2.65 – 218.11.2.94</text:p>
          </table:table-cell>
          <table:table-cell table:style-name="ce58" office:value-type="string" calcext:value-type="string">
            <text:p>218.11.2.9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Testavimo centra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7" office:value-type="string" calcext:value-type="string">
            <text:p>218.11.2.96</text:p>
            <text:p><text:span text:style-name="T3">2029:755c:ceae:6::</text:span></text:p>
          </table:table-cell>
          <table:table-cell table:style-name="ce57" office:value-type="string" calcext:value-type="string">
            <text:p>255.255.255.224 /64</text:p>
          </table:table-cell>
          <table:table-cell table:style-name="ce58" office:value-type="string" calcext:value-type="string">
            <text:p>218.11.2.97 – 218.11.2.126</text:p>
          </table:table-cell>
          <table:table-cell table:style-name="ce58" office:value-type="string" calcext:value-type="string">
            <text:p>218.11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Dėstytojų kambarys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218.11.2.208</text:p>
            <text:p><text:span text:style-name="T3">2029:755c:ceae:7::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218.11.2.209 – 218.11.2.222</text:p>
          </table:table-cell>
          <table:table-cell table:style-name="ce58" office:value-type="string" calcext:value-type="string">
            <text:p>218.11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lektronikos dirbtuvės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64" calcext:value-type="float">
            <text:p>64</text:p>
          </table:table-cell>
          <table:table-cell table:style-name="ce57" office:value-type="string" calcext:value-type="string">
            <text:p>218.11.2.0</text:p>
            <text:p><text:span text:style-name="T3">2029:755c:ceae:8::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table:style-name="ce58" office:value-type="string" calcext:value-type="string">
            <text:p>218.11.2.1 – 218.11.2.62</text:p>
          </table:table-cell>
          <table:table-cell table:style-name="ce58" office:value-type="string" calcext:value-type="string">
            <text:p>218.11.2.6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Budėtojų kambarys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8" calcext:value-type="float">
            <text:p>8</text:p>
          </table:table-cell>
          <table:table-cell table:style-name="ce57" office:value-type="string" calcext:value-type="string">
            <text:p>218.11.2.224</text:p>
            <text:p><text:span text:style-name="T3">2029:755c:ceae:10::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table:style-name="ce58" office:value-type="string" calcext:value-type="string">
            <text:p>218.11.2.225 – 218.11.2.230</text:p>
          </table:table-cell>
          <table:table-cell table:style-name="ce58" office:value-type="string" calcext:value-type="string">
            <text:p>218.11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bevielis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128" calcext:value-type="float">
            <text:p>128</text:p>
          </table:table-cell>
          <table:table-cell table:style-name="ce56" office:value-type="string" calcext:value-type="string">
            <text:p>192.168.2.0</text:p>
            <text:p><text:span text:style-name="T3">2029:755c:ceae:9::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table:style-name="ce56" office:value-type="string" calcext:value-type="string">
            <text:p>192.168.2.1 - 192.168.2.126</text:p>
            <text:p/>
          </table:table-cell>
          <table:table-cell table:style-name="ce62" office:value-type="string" calcext:value-type="string">
            <text:p>192.168.2.12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Egzaminu bevielis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6" office:value-type="string" calcext:value-type="string">
            <text:p>192.168.2.192</text:p>
            <text:p><text:span text:style-name="T3">2029:755c:ceae:11::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table:style-name="ce58" office:value-type="string" calcext:value-type="string">
            <text:p>192.168.2.193 - 192.168.2.222</text:p>
          </table:table-cell>
          <table:table-cell table:style-name="ce62" office:value-type="string" calcext:value-type="string">
            <text:p>192.168.2.223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bevielis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64" calcext:value-type="float">
            <text:p>64</text:p>
          </table:table-cell>
          <table:table-cell table:style-name="ce56" office:value-type="string" calcext:value-type="string">
            <text:p>192.168.2.128</text:p>
            <text:p><text:span text:style-name="T3">2029:755c:ceae:12::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table:style-name="ce58" office:value-type="string" calcext:value-type="string">
            <text:p>192.168.2.129 - 192.168.2.190</text:p>
          </table:table-cell>
          <table:table-cell table:style-name="ce62" office:value-type="string" calcext:value-type="string">
            <text:p>192.168.2.19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onferencijos bevielis</text:p>
          </table:table-cell>
          <table:table-cell table:style-name="ce62" office:value-type="float" office:value="300" calcext:value-type="float">
            <text:p>300</text:p>
          </table:table-cell>
          <table:table-cell table:style-name="ce62" office:value-type="float" office:value="512" calcext:value-type="float">
            <text:p>512</text:p>
          </table:table-cell>
          <table:table-cell table:style-name="ce56" office:value-type="string" calcext:value-type="string">
            <text:p>192.168.0.0</text:p>
            <text:p><text:span text:style-name="T3">2029:755c:ceae:13::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table:style-name="ce58" office:value-type="string" calcext:value-type="string">
            <text:p>192.168.0.1 - 192.168.1.254</text:p>
          </table:table-cell>
          <table:table-cell table:style-name="ce62" office:value-type="string" calcext:value-type="string">
            <text:p>192.168.1.255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MTK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24</text:p>
            <text:p><text:span text:style-name="T3">2029:755c:ceae:14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25 - 192.168.2.230</text:p>
          </table:table-cell>
          <table:table-cell table:style-name="ce62" office:value-type="string" calcext:value-type="string">
            <text:p>192.168.2.2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smaniuju serverine</text:p>
          </table:table-cell>
          <table:table-cell table:style-name="ce62" office:value-type="string" calcext:value-type="string">
            <text:p>6?</text:p>
          </table:table-cell>
          <table:table-cell table:style-name="ce62" office:value-type="float" office:value="8" calcext:value-type="float">
            <text:p>8</text:p>
          </table:table-cell>
          <table:table-cell table:style-name="ce56" office:value-type="string" calcext:value-type="string">
            <text:p>192.168.2.232</text:p>
            <text:p><text:span text:style-name="T3">2029:755c:ceae:15::</text:span></text:p>
          </table:table-cell>
          <table:table-cell table:style-name="ce62" office:value-type="string" calcext:value-type="string">
            <text:p>255.255.255.248 /64</text:p>
          </table:table-cell>
          <table:table-cell table:style-name="ce58" office:value-type="string" calcext:value-type="string">
            <text:p>192.168.2.233 - 192.168.2.238</text:p>
          </table:table-cell>
          <table:table-cell table:style-name="ce62" office:value-type="string" calcext:value-type="string">
            <text:p>192.168.2.239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Management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32" calcext:value-type="float">
            <text:p>32</text:p>
          </table:table-cell>
          <table:table-cell table:style-name="ce58" office:value-type="string" calcext:value-type="string">
            <text:p>172.16.0.0</text:p>
          </table:table-cell>
          <table:table-cell table:style-name="ce58" office:value-type="string" calcext:value-type="string">
            <text:p>255.255.255.224 .</text:p>
          </table:table-cell>
          <table:table-cell table:style-name="ce58" office:value-type="string" calcext:value-type="string">
            <text:p>172.16.0.1 – 172.16.0.30</text:p>
          </table:table-cell>
          <table:table-cell table:style-name="ce58" office:value-type="string" calcext:value-type="string">
            <text:p>172.16.0.31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IoT ism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32</text:p>
            <text:p><text:span text:style-name="T3">2029:755c:ceae:16::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table:style-name="ce58" office:value-type="string" calcext:value-type="string">
            <text:p>172.16.0.33 – 172.16.0.46</text:p>
          </table:table-cell>
          <table:table-cell table:style-name="ce58" office:value-type="string" calcext:value-type="string">
            <text:p>172.16.0.47</text:p>
          </table:table-cell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59" office:value-type="string" calcext:value-type="string">
            <text:p>Kameros mtk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6" calcext:value-type="float">
            <text:p>16</text:p>
          </table:table-cell>
          <table:table-cell table:style-name="ce57" office:value-type="string" calcext:value-type="string">
            <text:p>172.16.0.48</text:p>
            <text:p><text:span text:style-name="T3">2029:755c:ceae:17::</text:span></text:p>
          </table:table-cell>
          <table:table-cell table:style-name="ce56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table:style-name="ce58" office:value-type="string" calcext:value-type="string">
            <text:p>172.16.0.49 – 172.16.0.62</text:p>
          </table:table-cell>
          <table:table-cell table:style-name="ce58" office:value-type="string" calcext:value-type="string">
            <text:p>172.16.0.63</text:p>
          </table:table-cell>
        </table:table-row>
        <table:table-row table:style-name="ro1">
          <table:table-cell office:value-type="string" calcext:value-type="string">
            <text:p>VLAN 10</text:p>
          </table:table-cell>
          <table:table-cell office:value-type="string" calcext:value-type="string">
            <text:p>auditorija12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1</text:p>
          </table:table-cell>
          <table:table-cell office:value-type="string" calcext:value-type="string">
            <text:p>auditorija14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2</text:p>
          </table:table-cell>
          <table:table-cell office:value-type="string" calcext:value-type="string">
            <text:p>administracija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3</text:p>
          </table:table-cell>
          <table:table-cell office:value-type="string" calcext:value-type="string">
            <text:p>multimedijo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4</text:p>
          </table:table-cell>
          <table:table-cell office:value-type="string" calcext:value-type="string">
            <text:p>dizaino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15</text:p>
          </table:table-cell>
          <table:table-cell office:value-type="string" calcext:value-type="string">
            <text:p>mtkbevieli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0</text:p>
          </table:table-cell>
          <table:table-cell office:value-type="string" calcext:value-type="string">
            <text:p>egzaminu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21</text:p>
          </table:table-cell>
          <table:table-cell office:value-type="string" calcext:value-type="string">
            <text:p>egzaminubevieli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0</text:p>
          </table:table-cell>
          <table:table-cell office:value-type="string" calcext:value-type="string">
            <text:p>destytoju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1</text:p>
          </table:table-cell>
          <table:table-cell office:value-type="string" calcext:value-type="string">
            <text:p>elektroniko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2</text:p>
          </table:table-cell>
          <table:table-cell office:value-type="string" calcext:value-type="string">
            <text:p>budetoju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33</text:p>
          </table:table-cell>
          <table:table-cell office:value-type="string" calcext:value-type="string">
            <text:p>ismbevieli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40</text:p>
          </table:table-cell>
          <table:table-cell office:value-type="string" calcext:value-type="string">
            <text:p>konferencijosbevielis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0</text:p>
          </table:table-cell>
          <table:table-cell office:value-type="string" calcext:value-type="string">
            <text:p>IoT</text:p>
          </table:table-cell>
          <table:table-cell table:style-name="ce38" office:value-type="string" calcext:value-type="string">
            <text:p>gali pasiekti tik vlan 3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81</text:p>
          </table:table-cell>
          <table:table-cell office:value-type="string" calcext:value-type="string">
            <text:p>mtkkameros</text:p>
          </table:table-cell>
          <table:table-cell table:style-name="ce38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0</text:p>
          </table:table-cell>
          <table:table-cell office:value-type="string" calcext:value-type="string">
            <text:p>mtk serverine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1</text:p>
          </table:table-cell>
          <table:table-cell office:value-type="string" calcext:value-type="string">
            <text:p>ism serverine</text:p>
          </table:table-cell>
          <table:table-cell table:style-name="ce38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VLAN 99</text:p>
          </table:table-cell>
          <table:table-cell office:value-type="string" calcext:value-type="string">
            <text:p>management</text:p>
          </table:table-cell>
          <table:table-cell table:style-name="ce38" office:value-type="string" calcext:value-type="string">
            <text:p>gali pasiekti tik vlan 12</text:p>
          </table:table-cell>
          <table:table-cell/>
          <table: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Įrenginys</text:p>
          </table:table-cell>
          <table:table-cell office:value-type="string" calcext:value-type="string">
            <text:p>Interface</text:p>
          </table:table-cell>
          <table:table-cell table:style-name="ce38" office:value-type="string" calcext:value-type="string">
            <text:p>Adresas</text:p>
          </table:table-cell>
          <table:table-cell table:style-name="ce38" office:value-type="string" calcext:value-type="string">
            <text:p>Kaukė/prefiksas</text:p>
          </table:table-cell>
          <table:table-cell office:value-type="string" calcext:value-type="string">
            <text:p>Default-gateway</text:p>
          </table:table-cell>
          <table:table-cell/>
          <table:table-cell table:style-name="ce38" office:value-type="string" calcext:value-type="string">
            <text:p>Įranga</text:p>
          </table:table-cell>
          <table:table-cell table:style-name="ce38" office:value-type="string" calcext:value-type="string">
            <text:p>Kiekis</text:p>
          </table:table-cell>
          <table:table-cell table:number-columns-repeated="3"/>
        </table:table-row>
        <table:table-row table:style-name="ro4">
          <table:table-cell table:style-name="ce39" office:value-type="string" calcext:value-type="string" table:number-columns-spanned="1" table:number-rows-spanned="18">
            <text:p>R1</text:p>
          </table:table-cell>
          <table:table-cell office:value-type="string" calcext:value-type="string">
            <text:p>g0/0/0.10</text:p>
          </table:table-cell>
          <table:table-cell table:style-name="ce42" office:value-type="string" calcext:value-type="string">
            <text:p>218.11.2.177 </text:p>
            <text:p><text:span text:style-name="T3">2029:755c:ceae:1::1</text:span>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Maršrutizatoriai</text:p>
          </table:table-cell>
          <table:table-cell table:style-name="ce38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1</text:p>
          </table:table-cell>
          <table:table-cell table:style-name="ce43" office:value-type="string" calcext:value-type="string">
            <text:p><text:span text:style-name="T3">218.11.2.161 </text:span></text:p>
            <text:p>2029:755c:ceae:2::1</text:p>
          </table:table-cell>
          <table:table-cell table:style-name="ce54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Komutatoriai</text:p>
          </table:table-cell>
          <table:table-cell table:style-name="ce38" office:value-type="string" calcext:value-type="string">
            <text:p>x18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2</text:p>
          </table:table-cell>
          <table:table-cell table:style-name="ce42" office:value-type="string" calcext:value-type="string">
            <text:p>218.11.2.193</text:p>
            <text:p><text:span text:style-name="T3">2029:755c:ceae:3::1</text:span></text:p>
          </table:table-cell>
          <table:table-cell table:style-name="ce55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wifi stotelės</text:p>
          </table:table-cell>
          <table:table-cell table:style-name="ce38" office:value-type="string" calcext:value-type="string">
            <text:p>x9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3</text:p>
          </table:table-cell>
          <table:table-cell table:style-name="ce42" office:value-type="string" calcext:value-type="string">
            <text:p>218.11.2.129</text:p>
            <text:p><text:span text:style-name="T3">2029:755c:ceae:4::1</text:span> </text:p>
          </table:table-cell>
          <table:table-cell table:style-name="ce56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copper straight through</text:p>
          </table:table-cell>
          <table:table-cell table:style-name="ce38" office:value-type="string" calcext:value-type="string">
            <text:p>x52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4</text:p>
          </table:table-cell>
          <table:table-cell table:style-name="ce45" office:value-type="string" calcext:value-type="string">
            <text:p>218.11.2.65</text:p>
            <text:p><text:span text:style-name="T3">2029:755c:ceae:5::1</text:span></text:p>
          </table:table-cell>
          <table:table-cell table:style-name="ce57" office:value-type="string" calcext:value-type="string">
            <text:p>255.255.255.224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copper crossover</text:p>
          </table:table-cell>
          <table:table-cell table:style-name="ce38" office:value-type="string" calcext:value-type="string">
            <text:p>x1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15</text:p>
          </table:table-cell>
          <table:table-cell table:style-name="ce43" office:value-type="string" calcext:value-type="string">
            <text:p><text:span text:style-name="T4">192.168.2.1</text:span></text:p>
            <text:p><text:span text:style-name="T3">2029:755c:ceae:9::1</text:span></text:p>
          </table:table-cell>
          <table:table-cell table:style-name="ce56" office:value-type="string" calcext:value-type="string">
            <text:p>255.255.255.128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53" office:value-type="string" calcext:value-type="string">
            <text:p>šviesolaidinis laidas</text:p>
            <text:p>(singlemode)</text:p>
          </table:table-cell>
          <table:table-cell table:style-name="ce38" office:value-type="string" calcext:value-type="string">
            <text:p>x1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0</text:p>
          </table:table-cell>
          <table:table-cell table:style-name="ce45" office:value-type="string" calcext:value-type="string">
            <text:p>218.11.2.97</text:p>
            <text:p><text:span text:style-name="T3">2029:755c:ceae:6::1</text:span></text:p>
          </table:table-cell>
          <table:table-cell table:style-name="ce57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/>
          <table:table-cell table:style-name="ce38" office:value-type="string" calcext:value-type="string">
            <text:p>serveriai</text:p>
          </table:table-cell>
          <table:table-cell table:style-name="ce38" office:value-type="string" calcext:value-type="string">
            <text:p>x7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G0/0/0.21</text:p>
          </table:table-cell>
          <table:table-cell table:style-name="ce46" office:value-type="string" calcext:value-type="string">
            <text:p>192.168.2.193</text:p>
            <text:p><text:span text:style-name="T3">2029:755c:ceae:11::1</text:span></text:p>
          </table:table-cell>
          <table:table-cell table:style-name="ce56" office:value-type="string" calcext:value-type="string">
            <text:p>255.255.255.224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0</text:p>
          </table:table-cell>
          <table:table-cell table:style-name="ce45" office:value-type="string" calcext:value-type="string">
            <text:p>218.11.2.209</text:p>
            <text:p><text:span text:style-name="T3">2029:755c:ceae:7::1</text:span></text:p>
          </table:table-cell>
          <table:table-cell table:style-name="ce57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1</text:p>
          </table:table-cell>
          <table:table-cell table:style-name="ce45" office:value-type="string" calcext:value-type="string">
            <text:p>218.11.2.1</text:p>
            <text:p><text:span text:style-name="T3">2029:755c:ceae:8::1</text:span></text:p>
          </table:table-cell>
          <table:table-cell table:style-name="ce57" office:value-type="string" calcext:value-type="string">
            <text:p>255.255.255.192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2</text:p>
          </table:table-cell>
          <table:table-cell table:style-name="ce45" office:value-type="string" calcext:value-type="string">
            <text:p>218.11.2.225</text:p>
            <text:p><text:span text:style-name="T3">2029:755c:ceae:10::1</text:span></text:p>
          </table:table-cell>
          <table:table-cell table:style-name="ce56" office:value-type="string" calcext:value-type="string">
            <text:p>255.255.255.248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33</text:p>
          </table:table-cell>
          <table:table-cell table:style-name="ce46" office:value-type="string" calcext:value-type="string">
            <text:p>192.168.2.129</text:p>
            <text:p><text:span text:style-name="T3">2029:755c:ceae:12::1</text:span></text:p>
          </table:table-cell>
          <table:table-cell table:style-name="ce56" office:value-type="string" calcext:value-type="string">
            <text:p>255.255.255.192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40</text:p>
          </table:table-cell>
          <table:table-cell table:style-name="ce46" office:value-type="string" calcext:value-type="string">
            <text:p>192.168.0.1</text:p>
            <text:p><text:span text:style-name="T3">2029:755c:ceae:13::1</text:span></text:p>
          </table:table-cell>
          <table:table-cell table:style-name="ce56" office:value-type="string" calcext:value-type="string">
            <text:p>255.255.254.0 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0</text:p>
          </table:table-cell>
          <table:table-cell table:style-name="ce45" office:value-type="string" calcext:value-type="string">
            <text:p>172.16.0.33</text:p>
            <text:p><text:span text:style-name="T3">2029:755c:ceae:16::1</text:span></text:p>
          </table:table-cell>
          <table:table-cell table:style-name="ce56" office:value-type="string" calcext:value-type="string">
            <text:p>255.255.255.240</text:p>
            <text:p>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81</text:p>
          </table:table-cell>
          <table:table-cell table:style-name="ce45" office:value-type="string" calcext:value-type="string">
            <text:p>172.16.0.49</text:p>
            <text:p><text:span text:style-name="T3">2029:755c:ceae:17::1</text:span></text:p>
          </table:table-cell>
          <table:table-cell table:style-name="ce56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0</text:p>
          </table:table-cell>
          <table:table-cell table:style-name="ce46" office:value-type="string" calcext:value-type="string">
            <text:p>192.168.2.225</text:p>
            <text:p><text:span text:style-name="T3">2029:755c:ceae:14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4">
          <table:covered-table-cell/>
          <table:table-cell office:value-type="string" calcext:value-type="string">
            <text:p>G0/0/0.91</text:p>
          </table:table-cell>
          <table:table-cell table:style-name="ce46" office:value-type="string" calcext:value-type="string">
            <text:p>192.168.2.233</text:p>
            <text:p><text:span text:style-name="T3">2029:755c:ceae:15::1</text:span></text:p>
          </table:table-cell>
          <table:table-cell table:style-name="ce56" office:value-type="string" calcext:value-type="string">
            <text:p>255.255.255.248</text:p>
            <text:p> /6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G0/0/0.99</text:p>
          </table:table-cell>
          <table:table-cell table:style-name="ce41" office:value-type="string" calcext:value-type="string">
            <text:p>172.16.0.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0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1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5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2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3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4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VLAN 99’</text:p>
          </table:table-cell>
          <table:table-cell table:style-name="ce52" office:value-type="string" calcext:value-type="string">
            <text:p>172.16.0.18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7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6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VLAN 99’</text:p>
          </table:table-cell>
          <table:table-cell table:style-name="ce41" office:value-type="string" calcext:value-type="string">
            <text:p>172.16.0.19</text:p>
          </table:table-cell>
          <table:table-cell table:style-name="ce58" office:value-type="string" calcext:value-type="string">
            <text:p>255.255.255.224 .</text:p>
          </table:table-cell>
          <table:table-cell office:value-type="string" calcext:value-type="string">
            <text:p>,172.16.0.1’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8</text:p>
            <text:p>2029:755C:CEAE:1::2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218.11.2.177</text:p>
            <text:p>Fe80::1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0</text:p>
            <text:p>2029:755C:CEAE:1::3</text:p>
          </table:table-cell>
          <table:table-cell table:style-name="ce54" office:value-type="string" calcext:value-type="string">
            <text:p>255.255.255.240 </text:p>
            <text:p>/64</text:p>
          </table:table-cell>
          <table:table-cell table:style-name="ce53" office:value-type="string" calcext:value-type="string">
            <text:p><text:span text:style-name="T4">218.11.2.177</text:span></text:p>
            <text:p><text:span text:style-name="T4">Fe80::1</text:span>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62</text:p>
            <text:p>2029:755C:CEAE:2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74</text:p>
            <text:p>2029:755C:CEAE:2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61</text:p>
            <text:p>Fe80::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94</text:p>
            <text:p>2029:755C:CEAE:3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06</text:p>
            <text:p>2029:755C:CEAE:3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193</text:p>
            <text:p>Fe80::3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30</text:p>
            <text:p>2029:755C:CEAE:4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58</text:p>
            <text:p>2029:755C:CEAE:4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129</text:p>
            <text:p>Fe80::4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8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6</text:p>
            <text:p>2029:755C:CEAE:5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9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4</text:p>
            <text:p>2029:755C:CEAE:5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65</text:p>
            <text:p>Fe80::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0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98</text:p>
            <text:p>2029:755C:CEAE:6::2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1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126</text:p>
            <text:p>2029:755C:CEAE:6::3</text:p>
          </table:table-cell>
          <table:table-cell table:style-name="ce53" office:value-type="string" calcext:value-type="string">
            <text:p>255.255.255.224</text:p>
            <text:p>/64</text:p>
          </table:table-cell>
          <table:table-cell table:style-name="ce53" office:value-type="string" calcext:value-type="string">
            <text:p>218.11.2.97</text:p>
            <text:p>Fe80::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2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10</text:p>
            <text:p>2029:755C:CEAE:7::2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2</text:p>
            <text:p>2029:755C:CEAE:7::3</text:p>
          </table:table-cell>
          <table:table-cell table:style-name="ce53" office:value-type="string" calcext:value-type="string">
            <text:p>255.255.255.240</text:p>
            <text:p>/64</text:p>
          </table:table-cell>
          <table:table-cell table:style-name="ce53" office:value-type="string" calcext:value-type="string">
            <text:p>218.11.2.209</text:p>
            <text:p>Fe80::7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4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</text:p>
            <text:p>2029:755C:CEAE:8::2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5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62</text:p>
            <text:p>2029:755C:CEAE:8::3</text:p>
          </table:table-cell>
          <table:table-cell table:style-name="ce53" office:value-type="string" calcext:value-type="string">
            <text:p>255.255.255.192</text:p>
            <text:p>/64</text:p>
          </table:table-cell>
          <table:table-cell table:style-name="ce53" office:value-type="string" calcext:value-type="string">
            <text:p>218.11.2.1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6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30</text:p>
            <text:p>2029:755C:CEAE:10::3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17</text:p>
          </table:table-cell>
          <table:table-cell office:value-type="string" calcext:value-type="string">
            <text:p>NIC</text:p>
          </table:table-cell>
          <table:table-cell table:style-name="ce53" office:value-type="string" calcext:value-type="string">
            <text:p>218.11.2.226</text:p>
            <text:p>2029:755C:CEAE:10::2</text:p>
          </table:table-cell>
          <table:table-cell table:style-name="ce53" office:value-type="string" calcext:value-type="string">
            <text:p>255.255.255.248</text:p>
            <text:p>/64</text:p>
          </table:table-cell>
          <table:table-cell table:style-name="ce53" office:value-type="string" calcext:value-type="string">
            <text:p>218.11.2.225</text:p>
            <text:p>Fe80::8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ivileged exec 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mtkadmin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isco</text:p>
          </table:table-cell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2" table:default-cell-style-name="ce38"/>
        <table:table-column table:style-name="co13" table:default-cell-style-name="ce38"/>
        <table:table-column table:style-name="co14" table:default-cell-style-name="ce62"/>
        <table:table-column table:style-name="co15" table:default-cell-style-name="Default"/>
        <table:table-column table:style-name="co16" table:default-cell-style-name="ce62"/>
        <table:table-column table:style-name="co17" table:default-cell-style-name="ce62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64" office:value-type="string" calcext:value-type="string" table:number-columns-spanned="2" table:number-rows-spanned="1">
            <text:p>These address blocks are given by the ISP</text:p>
          </table:table-cell>
          <table:covered-table-cell table:style-name="Default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pv4</text:p>
          </table:table-cell>
          <table:table-cell table:style-name="ce41" office:value-type="string" calcext:value-type="string">
            <text:p>193.219.42.0/24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pv6</text:p>
          </table:table-cell>
          <table:table-cell table:style-name="ce41" office:value-type="string" calcext:value-type="string">
            <text:p>2001:77c:fac1::/48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4" office:value-type="string" calcext:value-type="string" table:number-columns-spanned="8" table:number-rows-spanned="1">
            <text:p>VLSM subnets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59" office:value-type="string" calcext:value-type="string">
            <text:p>Network Name</text:p>
          </table:table-cell>
          <table:table-cell table:style-name="ce62" office:value-type="string" calcext:value-type="string">
            <text:p>Required CW</text:p>
          </table:table-cell>
          <table:table-cell office:value-type="string" calcext:value-type="string">
            <text:p>Available CW</text:p>
          </table:table-cell>
          <table:table-cell table:style-name="ce62" office:value-type="string" calcext:value-type="string">
            <text:p>Network Address</text:p>
          </table:table-cell>
          <table:table-cell office:value-type="string" calcext:value-type="string">
            <text:p>Subnet Mask/Prefix Length</text:p>
          </table:table-cell>
          <table:table-cell office:value-type="string" calcext:value-type="string">
            <text:p>Usable addresses</text:p>
          </table:table-cell>
          <table:table-cell table:style-name="ce62" office:value-type="string" calcext:value-type="string">
            <text:p>Broadcast Address</text:p>
          </table:table-cell>
          <table:table-cell table:style-name="ce62" office:value-type="string" calcext:value-type="string">
            <text:p>Wildcard</text:p>
          </table:table-cell>
        </table:table-row>
        <table:table-row table:style-name="ro4">
          <table:table-cell table:style-name="ce44" office:value-type="string" calcext:value-type="string">
            <text:p>Cyber Security Learning Center Server Room</text:p>
          </table:table-cell>
          <table:table-cell table:style-name="ce62" office:value-type="string" calcext:value-type="string">
            <text:p>20+200?</text:p>
          </table:table-cell>
          <table:table-cell office:value-type="float" office:value="253" calcext:value-type="float">
            <text:p>253</text:p>
          </table:table-cell>
          <table:table-cell table:style-name="ce62" office:value-type="string" calcext:value-type="string">
            <text:p>192.168.0.0</text:p>
            <text:p><text:span text:style-name="T3">2001:77c:fac1:D::</text:span></text:p>
          </table:table-cell>
          <table:table-cell office:value-type="string" calcext:value-type="string">
            <text:p>255.255.255. 0</text:p>
            <text:p>/64</text:p>
          </table:table-cell>
          <table:table-cell office:value-type="string" calcext:value-type="string">
            <text:p>192.168.0.1-254</text:p>
          </table:table-cell>
          <table:table-cell table:style-name="ce62" office:value-type="string" calcext:value-type="string">
            <text:p>192.168.0.255</text:p>
          </table:table-cell>
          <table:table-cell table:style-name="ce62" office:value-type="string" calcext:value-type="string">
            <text:p>0.0.0.255</text:p>
          </table:table-cell>
        </table:table-row>
        <table:table-row table:style-name="ro4">
          <table:table-cell table:style-name="ce59" office:value-type="string" calcext:value-type="string">
            <text:p>TTC Wireless</text:p>
          </table:table-cell>
          <table:table-cell table:style-name="ce62"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table:style-name="ce58" office:value-type="string" calcext:value-type="string">
            <text:p>192.168.1.0</text:p>
            <text:p><text:span text:style-name="T3">2001:77c:fac1:80::</text:span></text:p>
          </table:table-cell>
          <table:table-cell table:style-name="ce58" office:value-type="string" calcext:value-type="string">
            <text:p>255.255.255. 128</text:p>
            <text:p>/64</text:p>
          </table:table-cell>
          <table:table-cell office:value-type="string" calcext:value-type="string">
            <text:p>192.168.1.1-126</text:p>
          </table:table-cell>
          <table:table-cell table:style-name="ce58" office:value-type="string" calcext:value-type="string">
            <text:p>192.168.1.127</text:p>
          </table:table-cell>
          <table:table-cell table:style-name="ce58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yber Security Learning Center Wireless</text:p>
          </table:table-cell>
          <table:table-cell table:style-name="ce62"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table:style-name="ce62" office:value-type="string" calcext:value-type="string">
            <text:p>192.168.1.128</text:p>
            <text:p><text:span text:style-name="T3">2001:77c:fac1:82::</text:span></text:p>
          </table:table-cell>
          <table:table-cell office:value-type="string" calcext:value-type="string">
            <text:p>255.255.255. 128</text:p>
            <text:p>/64</text:p>
          </table:table-cell>
          <table:table-cell office:value-type="string" calcext:value-type="string">
            <text:p>192.168.1.128-254</text:p>
          </table:table-cell>
          <table:table-cell table:style-name="ce62" office:value-type="string" calcext:value-type="string">
            <text:p>192.168.1.255</text:p>
          </table:table-cell>
          <table:table-cell table:style-name="ce62" office:value-type="string" calcext:value-type="string">
            <text:p>0.0.0.127</text:p>
          </table:table-cell>
        </table:table-row>
        <table:table-row table:style-name="ro4">
          <table:table-cell table:style-name="ce59" office:value-type="string" calcext:value-type="string">
            <text:p>Conference Room</text:p>
          </table:table-cell>
          <table:table-cell table:style-name="ce62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style-name="ce62" office:value-type="string" calcext:value-type="string">
            <text:p>192.168.2.0</text:p>
            <text:p><text:span text:style-name="T3">2001:77c:fac1:7::</text:span></text:p>
          </table:table-cell>
          <table:table-cell office:value-type="string" calcext:value-type="string">
            <text:p>255.255.255. 192</text:p>
            <text:p>/64</text:p>
          </table:table-cell>
          <table:table-cell office:value-type="string" calcext:value-type="string">
            <text:p>192.168.2.1-62</text:p>
          </table:table-cell>
          <table:table-cell table:style-name="ce62" office:value-type="string" calcext:value-type="string">
            <text:p>192.168.2.63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style-name="ce62" office:value-type="string" calcext:value-type="string">
            <text:p>192.168.2.64</text:p>
            <text:p><text:span text:style-name="T3">2001:77c:fac1:A::</text:span></text:p>
          </table:table-cell>
          <table:table-cell office:value-type="string" calcext:value-type="string">
            <text:p>255.255.255 192</text:p>
            <text:p>/64</text:p>
          </table:table-cell>
          <table:table-cell office:value-type="string" calcext:value-type="string">
            <text:p>192.168.2.65-126</text:p>
          </table:table-cell>
          <table:table-cell table:style-name="ce62" office:value-type="string" calcext:value-type="string">
            <text:p>192.168.2.127</text:p>
          </table:table-cell>
          <table:table-cell table:style-name="ce62" office:value-type="string" calcext:value-type="string">
            <text:p>0.0.0.63</text:p>
          </table:table-cell>
        </table:table-row>
        <table:table-row table:style-name="ro4">
          <table:table-cell table:style-name="ce59" office:value-type="string" calcext:value-type="string">
            <text:p>Center Of Design And Engineering</text:p>
          </table:table-cell>
          <table:table-cell table:style-name="ce6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193.219.42.0</text:p>
            <text:p><text:span text:style-name="T3">2001:77c:fac1:5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office:value-type="string" calcext:value-type="string">
            <text:p>193.219.42.1–30</text:p>
          </table:table-cell>
          <table:table-cell table:style-name="ce62" office:value-type="string" calcext:value-type="string">
            <text:p>193.219.42.31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office:value-type="string" calcext:value-type="string">
            <text:p>Security system</text:p>
          </table:table-cell>
          <table:table-cell table:style-name="ce6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2" office:value-type="string" calcext:value-type="string">
            <text:p>192.168.2.128</text:p>
            <text:p><text:span text:style-name="T3">2001:77c:fac1:91::</text:span></text:p>
          </table:table-cell>
          <table:table-cell office:value-type="string" calcext:value-type="string">
            <text:p>255.255.255. 224</text:p>
            <text:p>/64</text:p>
          </table:table-cell>
          <table:table-cell office:value-type="string" calcext:value-type="string">
            <text:p>192.168.2.129-158</text:p>
          </table:table-cell>
          <table:table-cell table:style-name="ce62" office:value-type="string" calcext:value-type="string">
            <text:p>192.168.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Assesment Wireless</text:p>
          </table:table-cell>
          <table:table-cell table:style-name="ce6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62" office:value-type="string" calcext:value-type="string">
            <text:p>192.168.2.160</text:p>
            <text:p><text:span text:style-name="T3">2001:77c:fac1:81::</text:span></text:p>
          </table:table-cell>
          <table:table-cell office:value-type="string" calcext:value-type="string">
            <text:p>255.255.255. 224</text:p>
            <text:p>/64</text:p>
          </table:table-cell>
          <table:table-cell office:value-type="string" calcext:value-type="string">
            <text:p>192.168.2.161-190</text:p>
          </table:table-cell>
          <table:table-cell table:style-name="ce62" office:value-type="string" calcext:value-type="string">
            <text:p>192.168.2.191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Assesment Room</text:p>
          </table:table-cell>
          <table:table-cell table:style-name="ce6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193.219.42.32</text:p>
            <text:p><text:span text:style-name="T3">2001:77c:fac1:6::</text:span></text:p>
          </table:table-cell>
          <table:table-cell table:style-name="ce58" office:value-type="string" calcext:value-type="string">
            <text:p>255.255.255. 224</text:p>
            <text:p>/64</text:p>
          </table:table-cell>
          <table:table-cell table:style-name="ce58" office:value-type="string" calcext:value-type="string">
            <text:p>193.219.42.33-62</text:p>
          </table:table-cell>
          <table:table-cell table:style-name="ce62" office:value-type="string" calcext:value-type="string">
            <text:p>193.219.42.63</text:p>
          </table:table-cell>
          <table:table-cell table:style-name="ce58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enter Of Multimedia</text:p>
          </table:table-cell>
          <table:table-cell table:style-name="ce6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193.219.42.64</text:p>
            <text:p><text:span text:style-name="T3">2001:77c:fac1:4::</text:span></text:p>
          </table:table-cell>
          <table:table-cell office:value-type="string" calcext:value-type="string">
            <text:p>255.255.255. 224</text:p>
            <text:p>/64</text:p>
          </table:table-cell>
          <table:table-cell office:value-type="string" calcext:value-type="string">
            <text:p>193.219.42.65-94</text:p>
          </table:table-cell>
          <table:table-cell table:style-name="ce62" office:value-type="string" calcext:value-type="string">
            <text:p>193.219.42.95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4)</text:p>
          </table:table-cell>
          <table:table-cell table:style-name="ce6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193.219.42.96</text:p>
            <text:p><text:span text:style-name="T3">2001:77c:fac1:1::</text:span></text:p>
          </table:table-cell>
          <table:table-cell office:value-type="string" calcext:value-type="string">
            <text:p>255.255.255. 224</text:p>
            <text:p>/64</text:p>
          </table:table-cell>
          <table:table-cell office:value-type="string" calcext:value-type="string">
            <text:p>193.219.42.97-126</text:p>
          </table:table-cell>
          <table:table-cell table:style-name="ce62" office:value-type="string" calcext:value-type="string">
            <text:p>193.219.42.127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Bue Team</text:p>
          </table:table-cell>
          <table:table-cell table:style-name="ce62" office:value-type="float" office:value="14" calcext:value-type="float">
            <text:p>14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193.219.42.128</text:p>
            <text:p><text:span text:style-name="T3">2001:77c:fac1:8::</text:span></text:p>
          </table:table-cell>
          <table:table-cell office:value-type="string" calcext:value-type="string">
            <text:p>255.255.255. 224</text:p>
            <text:p>/64</text:p>
          </table:table-cell>
          <table:table-cell office:value-type="string" calcext:value-type="string">
            <text:p>193.219.42.129-158</text:p>
          </table:table-cell>
          <table:table-cell table:style-name="ce58" office:value-type="string" calcext:value-type="string">
            <text:p>193.219.42.159</text:p>
          </table:table-cell>
          <table:table-cell table:style-name="ce62" office:value-type="string" calcext:value-type="string">
            <text:p>0.0.0.31</text:p>
          </table:table-cell>
        </table:table-row>
        <table:table-row table:style-name="ro4">
          <table:table-cell table:style-name="ce59" office:value-type="string" calcext:value-type="string">
            <text:p>Classroom(12)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3.219.42.160</text:p>
            <text:p><text:span text:style-name="T3">2001:77c:fac1:2::</text:span></text:p>
          </table:table-cell>
          <table:table-cell table:style-name="ce58" office:value-type="string" calcext:value-type="string">
            <text:p>255.255.255. 240</text:p>
            <text:p><text:span text:style-name="T3">/64</text:span></text:p>
          </table:table-cell>
          <table:table-cell office:value-type="string" calcext:value-type="string">
            <text:p>193.219.42.161-174</text:p>
          </table:table-cell>
          <table:table-cell table:style-name="ce58" office:value-type="string" calcext:value-type="string">
            <text:p>193.219.42.175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Administration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3.219.42.176</text:p>
            <text:p><text:span text:style-name="T3">2001:77c:fac1:3::</text:span></text:p>
          </table:table-cell>
          <table:table-cell office:value-type="string" calcext:value-type="string">
            <text:p>255.255.255. 240</text:p>
            <text:p>/64</text:p>
          </table:table-cell>
          <table:table-cell office:value-type="string" calcext:value-type="string">
            <text:p>193.219.42.177-190</text:p>
          </table:table-cell>
          <table:table-cell table:style-name="ce62" office:value-type="string" calcext:value-type="string">
            <text:p>193.219.42.191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office:value-type="string" calcext:value-type="string">
            <text:p>Red Team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3.219.42.192</text:p>
            <text:p><text:span text:style-name="T3">2001:77c:fac1:F::</text:span></text:p>
          </table:table-cell>
          <table:table-cell office:value-type="string" calcext:value-type="string">
            <text:p>255.255.255. 240</text:p>
            <text:p>/64</text:p>
          </table:table-cell>
          <table:table-cell office:value-type="string" calcext:value-type="string">
            <text:p>193.219.42.193-206</text:p>
          </table:table-cell>
          <table:table-cell table:style-name="ce62" office:value-type="string" calcext:value-type="string">
            <text:p>193.219.4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office:value-type="string" calcext:value-type="string">
            <text:p>MDF server room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2.168.2.208</text:p>
            <text:p><text:span text:style-name="T3">2001:77c:fac1:90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office:value-type="string" calcext:value-type="string">
            <text:p>192.168.2.209-222</text:p>
          </table:table-cell>
          <table:table-cell table:style-name="ce58" office:value-type="string" calcext:value-type="string">
            <text:p>192.168.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office:value-type="string" calcext:value-type="string">
            <text:p>networked equipment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2.168.2.192</text:p>
            <text:p><text:span text:style-name="T3">2001:77c:fac1:92::</text:span></text:p>
          </table:table-cell>
          <table:table-cell office:value-type="string" calcext:value-type="string">
            <text:p>255.255.255. 240</text:p>
            <text:p>/64</text:p>
          </table:table-cell>
          <table:table-cell table:style-name="ce58" office:value-type="string" calcext:value-type="string">
            <text:p>192.168.2.193-206</text:p>
          </table:table-cell>
          <table:table-cell table:style-name="ce58" office:value-type="string" calcext:value-type="string">
            <text:p>192.168.2.207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Green Team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3.219.42.208</text:p>
            <text:p><text:span text:style-name="T3">2001:77c:fac1:C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office:value-type="string" calcext:value-type="string">
            <text:p>193.219.42.209-222</text:p>
          </table:table-cell>
          <table:table-cell table:style-name="ce58" office:value-type="string" calcext:value-type="string">
            <text:p>193.219.42.223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6)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62" office:value-type="string" calcext:value-type="string">
            <text:p>192.168.2.224</text:p>
            <text:p><text:span text:style-name="T3">2001:77c:fac1:9::</text:span></text:p>
          </table:table-cell>
          <table:table-cell office:value-type="string" calcext:value-type="string">
            <text:p>255.255.255 240</text:p>
            <text:p>/64</text:p>
          </table:table-cell>
          <table:table-cell office:value-type="string" calcext:value-type="string">
            <text:p>192.168.2.225-238</text:p>
          </table:table-cell>
          <table:table-cell table:style-name="ce62" office:value-type="string" calcext:value-type="string">
            <text:p>192.168.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White Team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58" office:value-type="string" calcext:value-type="string">
            <text:p>193.219.42.224</text:p>
            <text:p><text:span text:style-name="T3">2001:77c:fac1:E::</text:span></text:p>
          </table:table-cell>
          <table:table-cell table:style-name="ce58" office:value-type="string" calcext:value-type="string">
            <text:p>255.255.255. 240</text:p>
            <text:p>/64</text:p>
          </table:table-cell>
          <table:table-cell office:value-type="string" calcext:value-type="string">
            <text:p>193.219.42.225-238</text:p>
          </table:table-cell>
          <table:table-cell table:style-name="ce58" office:value-type="string" calcext:value-type="string">
            <text:p>193.219.42.239</text:p>
          </table:table-cell>
          <table:table-cell table:style-name="ce62" office:value-type="string" calcext:value-type="string">
            <text:p>0.0.0.15</text:p>
          </table:table-cell>
        </table:table-row>
        <table:table-row table:style-name="ro4">
          <table:table-cell table:style-name="ce59" office:value-type="string" calcext:value-type="string">
            <text:p>Meeting Room(3)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192.168.2.240</text:p>
            <text:p><text:span text:style-name="T3">2001:77c:fac1:B::</text:span></text:p>
          </table:table-cell>
          <table:table-cell office:value-type="string" calcext:value-type="string">
            <text:p>255.255.255. 248</text:p>
            <text:p>/64</text:p>
          </table:table-cell>
          <table:table-cell office:value-type="string" calcext:value-type="string">
            <text:p>192.168.2.241-6</text:p>
          </table:table-cell>
          <table:table-cell table:style-name="ce62" office:value-type="string" calcext:value-type="string">
            <text:p>192.168.2.247</text:p>
          </table:table-cell>
          <table:table-cell table:style-name="ce62" office:value-type="string" calcext:value-type="string">
            <text:p>0.0.0.7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4" office:value-type="string" calcext:value-type="string" table:number-columns-spanned="2" table:number-rows-spanned="1">
            <text:p>VLANS</text:p>
          </table:table-cell>
          <table:covered-table-cell table:style-name="Default"/>
          <table:table-cell table:style-name="ce40" table:number-columns-repeated="6"/>
        </table:table-row>
        <table:table-row table:style-name="ro1">
          <table:table-cell office:value-type="string" calcext:value-type="string">
            <text:p>Vlan</text:p>
          </table:table-cell>
          <table:table-cell table:style-name="ce62" office:value-type="string" calcext:value-type="string">
            <text:p>ID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4)</text:p>
          </table:table-cell>
          <table:table-cell table:style-name="ce62" office:value-type="float" office:value="10" calcext:value-type="float">
            <text:p>10</text:p>
          </table:table-cell>
          <table:table-cell table:style-name="ce40" table:number-columns-repeated="6"/>
        </table:table-row>
        <table:table-row table:style-name="ro1">
          <table:table-cell table:style-name="ce59" office:value-type="string" calcext:value-type="string">
            <text:p>Classroom(12)</text:p>
          </table:table-cell>
          <table:table-cell table:style-name="ce62" office:value-type="float" office:value="11" calcext:value-type="float">
            <text:p>11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dmin</text:p>
          </table:table-cell>
          <table:table-cell table:style-name="ce62" office:value-type="float" office:value="12" calcext:value-type="float">
            <text:p>12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Multimedia</text:p>
          </table:table-cell>
          <table:table-cell table:style-name="ce62" office:value-type="float" office:value="13" calcext:value-type="float">
            <text:p>13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Design and engineering</text:p>
          </table:table-cell>
          <table:table-cell table:style-name="ce62" office:value-type="float" office:value="14" calcext:value-type="float">
            <text:p>14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Assessment center</text:p>
          </table:table-cell>
          <table:table-cell table:style-name="ce62" office:value-type="float" office:value="20" calcext:value-type="float">
            <text:p>2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Conference Room</text:p>
          </table:table-cell>
          <table:table-cell table:style-name="ce62" office:value-type="float" office:value="30" calcext:value-type="float">
            <text:p>30</text:p>
          </table:table-cell>
          <table:table-cell table:style-name="ce40" table:number-columns-repeated="5"/>
          <table:table-cell/>
        </table:table-row>
        <table:table-row table:style-name="ro1">
          <table:table-cell table:style-name="ce59" office:value-type="string" calcext:value-type="string">
            <text:p>Blue Team</text:p>
          </table:table-cell>
          <table:table-cell table:style-name="ce62" office:value-type="float" office:value="31" calcext:value-type="float">
            <text:p>31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Meeting Room(6)</text:p>
          </table:table-cell>
          <table:table-cell table:style-name="ce62" office:value-type="float" office:value="32" calcext:value-type="float">
            <text:p>3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Cyberthreats Research Lab</text:p>
          </table:table-cell>
          <table:table-cell table:style-name="ce62" office:value-type="float" office:value="33" calcext:value-type="float">
            <text:p>33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Meeting Room(3)</text:p>
          </table:table-cell>
          <table:table-cell table:style-name="ce62" office:value-type="float" office:value="34" calcext:value-type="float">
            <text:p>34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Green Team</text:p>
          </table:table-cell>
          <table:table-cell table:style-name="ce62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Cyber Security Learning Center Server Room</text:p>
          </table:table-cell>
          <table:table-cell table:style-name="ce62" office:value-type="float" office:value="36" calcext:value-type="float">
            <text:p>3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White Team</text:p>
          </table:table-cell>
          <table:table-cell table:style-name="ce62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Red Team</text:p>
          </table:table-cell>
          <table:table-cell table:style-name="ce62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TTC Wireless</text:p>
          </table:table-cell>
          <table:table-cell table:style-name="ce62" office:value-type="float" office:value="80" calcext:value-type="float">
            <text:p>8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Assessment Center Wifi</text:p>
          </table:table-cell>
          <table:table-cell table:style-name="ce62" office:value-type="float" office:value="81" calcext:value-type="float">
            <text:p>81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Cyber Security Learning Center Wifi</text:p>
          </table:table-cell>
          <table:table-cell table:style-name="ce62" office:value-type="float" office:value="82" calcext:value-type="float">
            <text:p>8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POP/MDF servers</text:p>
          </table:table-cell>
          <table:table-cell table:style-name="ce62" office:value-type="float" office:value="90" calcext:value-type="float">
            <text:p>9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Security Cameras</text:p>
          </table:table-cell>
          <table:table-cell table:style-name="ce62" office:value-type="float" office:value="91" calcext:value-type="float">
            <text:p>91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Networked Equipment</text:p>
          </table:table-cell>
          <table:table-cell table:style-name="ce62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4" office:value-type="string" calcext:value-type="string" table:number-columns-spanned="2" table:number-rows-spanned="1">
            <text:p>Possible Equipment needs</text:p>
          </table:table-cell>
          <table:covered-table-cell table:style-name="ce66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Equipment</text:p>
          </table:table-cell>
          <table:table-cell table:style-name="ce62" office:value-type="string" calcext:value-type="string">
            <text:p>Amount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Router</text:p>
          </table:table-cell>
          <table:table-cell table:style-name="ce62" office:value-type="string" calcext:value-type="string">
            <text:p>x1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Switches</text:p>
          </table:table-cell>
          <table:table-cell table:style-name="ce62" office:value-type="string" calcext:value-type="string">
            <text:p>x2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Access Points</text:p>
          </table:table-cell>
          <table:table-cell table:style-name="ce62" office:value-type="string" calcext:value-type="string">
            <text:p>At least x5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copper straight through wire</text:p>
          </table:table-cell>
          <table:table-cell table:style-name="ce62" office:value-type="string" calcext:value-type="string">
            <text:p>At least x198 with the proposed configur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2" office:value-type="string" calcext:value-type="string">
            <text:p>copper crossover wires</text:p>
          </table:table-cell>
          <table:table-cell table:style-name="ce62" office:value-type="string" calcext:value-type="string">
            <text:p>At least x17 with the proposed configur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6" office:value-type="string" calcext:value-type="string">
            <text:p>fiber</text:p>
            <text:p>(singlemode, second one would be multimode)</text:p>
          </table:table-cell>
          <table:table-cell table:style-name="ce62" office:value-type="string" calcext:value-type="string">
            <text:p>x1 possibly x2 if the assessment center </text:p>
            <text:p>is over 100 meters away </text:p>
            <text:p>Rom the main TTC building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61" office:value-type="string" calcext:value-type="string">
            <text:p>servers</text:p>
          </table:table-cell>
          <table:table-cell table:style-name="ce62" office:value-type="string" calcext:value-type="string">
            <text:p>At least x25 with the proposed configuration</text:p>
            <text:p>20 servers are mandatory for the cyberthreat</text:p>
            <text:p> research center server room, 1 more is </text:p>
            <text:p>needed for the web server, </text:p>
            <text:p>The rest depends on what is desired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4" office:value-type="string" calcext:value-type="string" table:number-columns-spanned="5" table:number-rows-spanned="1">
            <text:p>Device IP addresses</text:p>
          </table:table-cell>
          <table:covered-table-cell table:number-columns-repeated="4" table:style-name="ce64"/>
          <table:table-cell table:style-name="ce64"/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nterface</text:p>
          </table:table-cell>
          <table:table-cell table:style-name="ce38" office:value-type="string" calcext:value-type="string">
            <text:p>Address</text:p>
          </table:table-cell>
          <table:table-cell table:style-name="ce38" office:value-type="string" calcext:value-type="string">
            <text:p>Subnet Mask/Prefix Length</text:p>
          </table:table-cell>
          <table:table-cell table:style-name="ce38" office:value-type="string" calcext:value-type="string">
            <text:p>Default-gateway</text:p>
          </table:table-cell>
          <table:table-cell office:value-type="string" calcext:value-type="string">
            <text:p>VLAN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 table:number-columns-spanned="1" table:number-rows-spanned="21">
            <text:p>TTC Router</text:p>
          </table:table-cell>
          <table:table-cell office:value-type="string" calcext:value-type="string">
            <text:p>g0/0/0.10</text:p>
          </table:table-cell>
          <table:table-cell table:style-name="ce47" office:value-type="string" calcext:value-type="string">
            <text:p><text:span text:style-name="T4">193.219.42.97</text:span></text:p>
            <text:p><text:span text:style-name="T4">2001:77C:FAC1:1::1</text:span></text:p>
          </table:table-cell>
          <table:table-cell table:style-name="ce50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11</text:p>
          </table:table-cell>
          <table:table-cell table:style-name="ce48" office:value-type="string" calcext:value-type="string">
            <text:p><text:span text:style-name="T6">193.219.42.161</text:span></text:p>
            <text:p><text:span text:style-name="T6">2001:77C:FAC1:2::1</text:span></text:p>
          </table:table-cell>
          <table:table-cell table:style-name="ce50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g0/0/0.12</text:p>
          </table:table-cell>
          <table:table-cell table:style-name="ce47" office:value-type="string" calcext:value-type="string">
            <text:p><text:span text:style-name="T6">193.219.42.177</text:span></text:p>
            <text:p><text:span text:style-name="T6">2001:77C:FAC1:3::1</text:span></text:p>
          </table:table-cell>
          <table:table-cell table:style-name="ce55" office:value-type="string" calcext:value-type="string">
            <text:p/>
            <text:p><text:span text:style-name="T4">255.255.255. 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13</text:p>
          </table:table-cell>
          <table:table-cell table:style-name="ce47" office:value-type="string" calcext:value-type="string">
            <text:p><text:span text:style-name="T6">193.219.42.65</text:span></text:p>
            <text:p><text:span text:style-name="T6">2001:77C:FAC1:4::1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14</text:p>
          </table:table-cell>
          <table:table-cell table:style-name="ce47" office:value-type="string" calcext:value-type="string">
            <text:p><text:span text:style-name="T6">193.219.42.1</text:span></text:p>
            <text:p><text:span text:style-name="T6">2001:77C:FAC1:5::1</text:span></text:p>
          </table:table-cell>
          <table:table-cell table:style-name="ce47" office:value-type="string" calcext:value-type="string">
            <text:p><text:span text:style-name="T6">255.255.255. 224</text:span></text:p>
            <text:p><text:span text:style-name="T6">/64</text:span>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20</text:p>
          </table:table-cell>
          <table:table-cell table:style-name="ce47" office:value-type="string" calcext:value-type="string">
            <text:p><text:span text:style-name="T6">193.219.42.33</text:span></text:p>
            <text:p><text:span text:style-name="T6">2001:77C:FAC1:6::1</text:span></text:p>
          </table:table-cell>
          <table:table-cell table:style-name="ce47" office:value-type="string" calcext:value-type="string">
            <text:p><text:span text:style-name="T6">255.255.255. 224</text:span></text:p>
            <text:p><text:span text:style-name="T6">/64</text:span>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0</text:p>
          </table:table-cell>
          <table:table-cell table:style-name="ce56" office:value-type="string" calcext:value-type="string">
            <text:p><text:span text:style-name="T4">192.168.2.1</text:span></text:p>
            <text:p><text:span text:style-name="T4">2001:77C:FAC1:7::1</text:span></text:p>
          </table:table-cell>
          <table:table-cell table:style-name="ce56" office:value-type="string" calcext:value-type="string">
            <text:p>255.255.255.192 </text:p>
            <text:p>/64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1</text:p>
          </table:table-cell>
          <table:table-cell table:style-name="ce47" office:value-type="string" calcext:value-type="string">
            <text:p><text:span text:style-name="T6">193.219.42.129</text:span></text:p>
            <text:p><text:span text:style-name="T6">2001:77C:FAC1:8::1</text:span></text:p>
          </table:table-cell>
          <table:table-cell table:style-name="ce47" office:value-type="string" calcext:value-type="string">
            <text:p><text:span text:style-name="T6">255.255.255. 224</text:span></text:p>
            <text:p><text:span text:style-name="T6">/64</text:span></text:p>
          </table:table-cell>
          <table:table-cell office:value-type="string" calcext:value-type="string">
            <text:p>N/A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2</text:p>
          </table:table-cell>
          <table:table-cell table:style-name="ce47" office:value-type="string" calcext:value-type="string">
            <text:p><text:span text:style-name="T6">192.168.2.225</text:span></text:p>
            <text:p><text:span text:style-name="T6">2001:77C:FAC1:9::1</text:span></text:p>
          </table:table-cell>
          <table:table-cell table:style-name="ce56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3</text:p>
          </table:table-cell>
          <table:table-cell table:style-name="ce56" office:value-type="string" calcext:value-type="string">
            <text:p><text:span text:style-name="T4">192.168.2.65</text:span></text:p>
            <text:p><text:span text:style-name="T4">2001:77C:FAC1:A::1</text:span></text:p>
          </table:table-cell>
          <table:table-cell table:style-name="ce56" office:value-type="string" calcext:value-type="string">
            <text:p><text:span text:style-name="T4">255.255.255.192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4</text:p>
          </table:table-cell>
          <table:table-cell office:value-type="string" calcext:value-type="string">
            <text:p><text:span text:style-name="T4">192.168.2.241</text:span></text:p>
            <text:p><text:span text:style-name="T4">2001:77C:FAC1:B::1</text:span></text:p>
          </table:table-cell>
          <table:table-cell table:style-name="ce62" office:value-type="string" calcext:value-type="string">
            <text:p><text:span text:style-name="T4">255.255.255.248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5</text:p>
          </table:table-cell>
          <table:table-cell office:value-type="string" calcext:value-type="string">
            <text:p><text:span text:style-name="T4">193.219.42.209</text:span></text:p>
            <text:p><text:span text:style-name="T4">2001:77C:FAC1:C::1</text:span></text:p>
          </table:table-cell>
          <table:table-cell table:style-name="ce62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6</text:p>
          </table:table-cell>
          <table:table-cell office:value-type="string" calcext:value-type="string">
            <text:p><text:span text:style-name="T4">192.168.0.1</text:span></text:p>
            <text:p><text:span text:style-name="T4">2001:77C:FAC1:D::1</text:span></text:p>
          </table:table-cell>
          <table:table-cell table:style-name="ce62" office:value-type="string" calcext:value-type="string">
            <text:p><text:span text:style-name="T4">255.255.255. 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7</text:p>
          </table:table-cell>
          <table:table-cell office:value-type="string" calcext:value-type="string">
            <text:p><text:span text:style-name="T4">193.219.42.225</text:span></text:p>
            <text:p><text:span text:style-name="T4">2001:77C:FAC1:E::1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38</text:p>
          </table:table-cell>
          <table:table-cell office:value-type="string" calcext:value-type="string">
            <text:p><text:span text:style-name="T4">193.219.42.193</text:span></text:p>
            <text:p><text:span text:style-name="T4">2001:77C:FAC1:F::1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80</text:p>
          </table:table-cell>
          <table:table-cell table:style-name="ce57" office:value-type="string" calcext:value-type="string">
            <text:p><text:span text:style-name="T6">192.168.1.1</text:span></text:p>
            <text:p><text:span text:style-name="T6">2001:77c:fac1:80::1</text:span></text:p>
          </table:table-cell>
          <table:table-cell table:style-name="ce56" office:value-type="string" calcext:value-type="string">
            <text:p><text:span text:style-name="T4">255.255.255.128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81</text:p>
          </table:table-cell>
          <table:table-cell table:style-name="ce57" office:value-type="string" calcext:value-type="string">
            <text:p><text:span text:style-name="T4">192.168.2.161</text:span></text:p>
            <text:p><text:span text:style-name="T3">2001:77c:fac1:81::1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G0/0/0.82</text:p>
          </table:table-cell>
          <table:table-cell table:style-name="ce57" office:value-type="string" calcext:value-type="string">
            <text:p><text:span text:style-name="T4">192.168.1.129</text:span></text:p>
            <text:p><text:span text:style-name="T3">2001:77c:fac1:82::1</text:span></text:p>
          </table:table-cell>
          <table:table-cell table:style-name="ce56" office:value-type="string" calcext:value-type="string">
            <text:p><text:span text:style-name="T4">255.255.255.128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4">
          <table:covered-table-cell table:style-name="Default"/>
          <table:table-cell office:value-type="string" calcext:value-type="string">
            <text:p>G0/0/0.90</text:p>
          </table:table-cell>
          <table:table-cell table:style-name="ce57" office:value-type="string" calcext:value-type="string">
            <text:p><text:span text:style-name="T6">192.168.2.209</text:span></text:p>
            <text:p><text:span text:style-name="T6">2001:77c:fac1:90:1:</text:span></text:p>
          </table:table-cell>
          <table:table-cell table:style-name="ce56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covered-table-cell table:style-name="Default"/>
          <table:table-cell office:value-type="string" calcext:value-type="string">
            <text:p>G0/0/0.91</text:p>
          </table:table-cell>
          <table:table-cell table:style-name="ce56" office:value-type="string" calcext:value-type="string">
            <text:p><text:span text:style-name="T4">192.168.2.129</text:span></text:p>
            <text:p><text:span text:style-name="T3">2001:77c:fac1:91::1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office:value-type="string" calcext:value-type="string">
            <text:p>N/A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covered-table-cell table:style-name="Default"/>
          <table:table-cell office:value-type="string" calcext:value-type="string">
            <text:p>G0/0/0.92</text:p>
          </table:table-cell>
          <table:table-cell table:style-name="ce58" office:value-type="string" calcext:value-type="string">
            <text:p><text:span text:style-name="T3">192.168.2.193</text:span></text:p>
            <text:p><text:span text:style-name="T3">2001:77c:fac1:92::1</text:span></text:p>
          </table:table-cell>
          <table:table-cell table:style-name="ce51" office:value-type="string" calcext:value-type="string">
            <text:p><text:span text:style-name="T6">255.255.255. 240</text:span></text:p>
            <text:p><text:span text:style-name="T6">/64</text:span></text:p>
          </table:table-cell>
          <table:table-cell office:value-type="string" calcext:value-type="string">
            <text:p>N/A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98</text:p>
            <text:p>2001:77C:FAC1:1::2</text:p>
          </table:table-cell>
          <table:table-cell table:style-name="ce50" office:value-type="string" calcext:value-type="string">
            <text:p><text:span text:style-name="T6">255.255.255. 224</text:span></text:p>
            <text:p><text:span text:style-name="T6">/64</text:span></text:p>
          </table:table-cell>
          <table:table-cell table:style-name="ce56" office:value-type="string" calcext:value-type="string">
            <text:p>193.219.42.97</text:p>
            <text:p>Fe80::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<text:span text:style-name="T4">193.219.42.126</text:span></text:p>
            <text:p><text:span text:style-name="T4">2001:77C:FAC1:1::3</text:span></text:p>
          </table:table-cell>
          <table:table-cell table:style-name="ce50" office:value-type="string" calcext:value-type="string">
            <text:p><text:span text:style-name="T6">255.255.255. 224</text:span></text:p>
            <text:p><text:span text:style-name="T6">/64</text:span></text:p>
          </table:table-cell>
          <table:table-cell office:value-type="string" calcext:value-type="string">
            <text:p><text:span text:style-name="T4">193.219.42.97</text:span></text:p>
            <text:p><text:span text:style-name="T4">Fe80::1</text:span>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62</text:p>
            <text:p><text:span text:style-name="T4">2001:77C:FAC1:2::2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4">193.219.42.161</text:span></text:p>
            <text:p><text:span text:style-name="T4">Fe80::2</text:span>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74</text:p>
            <text:p><text:span text:style-name="T4">2001:77C:FAC1:2::3</text:span>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<text:span text:style-name="T4">193.219.42.161</text:span></text:p>
            <text:p><text:span text:style-name="T4">Fe80::2</text:span>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78</text:p>
            <text:p>2001:77C:FAC1:3::2</text:p>
          </table:table-cell>
          <table:table-cell table:style-name="ce56" office:value-type="string" calcext:value-type="string">
            <text:p>255.255.255. 240</text:p>
            <text:p>/64</text:p>
          </table:table-cell>
          <table:table-cell table:style-name="ce56" office:value-type="string" calcext:value-type="string">
            <text:p>193.219.42.177</text:p>
            <text:p>Fe80::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90</text:p>
            <text:p><text:span text:style-name="T4">2001:77C:FAC1:3::3</text:span></text:p>
          </table:table-cell>
          <table:table-cell table:style-name="ce56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3.219.42.177</text:span></text:p>
            <text:p><text:span text:style-name="T4">Fe80::3</text:span>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7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66</text:p>
            <text:p>2001:77C:FAC1:4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65</text:p>
            <text:p>Fe80::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8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94</text:p>
            <text:p><text:span text:style-name="T4">2001:77C:FAC1:4::3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3.219.42.65</text:span></text:p>
            <text:p><text:span text:style-name="T4">Fe80::4</text:span>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9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2</text:p>
            <text:p>2001:77C:FAC1:5::2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193.219.42.1</text:p>
            <text:p>Fe80::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0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<text:span text:style-name="T4">193.219.42.30</text:span></text:p>
            <text:p><text:span text:style-name="T4">2001:77C:FAC1:5::3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3.219.42.1</text:span></text:p>
            <text:p><text:span text:style-name="T4">Fe80::5</text:span>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1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34</text:p>
            <text:p>2001:77C:FAC1:6::2</text:p>
          </table:table-cell>
          <table:table-cell table:style-name="ce56" office:value-type="string" calcext:value-type="string">
            <text:p>255.255.255. 224</text:p>
            <text:p>/64</text:p>
          </table:table-cell>
          <table:table-cell table:style-name="ce56" office:value-type="string" calcext:value-type="string">
            <text:p>193.219.42.33</text:p>
            <text:p>Fe80::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2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62</text:p>
            <text:p><text:span text:style-name="T4">2001:77C:FAC1:6::3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3.219.42.33</text:span></text:p>
            <text:p><text:span text:style-name="T4">Fe80::6</text:span>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3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30</text:p>
            <text:p>2001:77C:FAC1:8::2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193.219.42.129</text:p>
            <text:p>Fe80::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4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3.219.42.158</text:p>
            <text:p><text:span text:style-name="T4">2001:77C:FAC1:8::3</text:span></text:p>
          </table:table-cell>
          <table:table-cell table:style-name="ce56" office:value-type="string" calcext:value-type="string">
            <text:p><text:span text:style-name="T4">255.255.255. 224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3.219.42.129</text:span></text:p>
            <text:p><text:span text:style-name="T4">Fe80::8</text:span>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5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2.168.2.226</text:p>
            <text:p>2001:77C:FAC1:9::2</text:p>
          </table:table-cell>
          <table:table-cell table:style-name="ce56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table:style-name="ce56" office:value-type="string" calcext:value-type="string">
            <text:p>192.168.2.225</text:p>
            <text:p>Fe80::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6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2.168.2.238</text:p>
            <text:p><text:span text:style-name="T4">2001:77C:FAC1:9::3</text:span></text:p>
          </table:table-cell>
          <table:table-cell table:style-name="ce56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2.168.2.225</text:span></text:p>
            <text:p><text:span text:style-name="T4">Fe80::9</text:span>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7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192.168.2.66</text:p>
            <text:p>2001:77C:FAC1:A::2</text:p>
          </table:table-cell>
          <table:table-cell table:style-name="ce56" office:value-type="string" calcext:value-type="string">
            <text:p>255.255.255.192</text:p>
            <text:p>/64</text:p>
          </table:table-cell>
          <table:table-cell table:style-name="ce56" office:value-type="string" calcext:value-type="string">
            <text:p><text:span text:style-name="T4">192.168.2.65</text:span></text:p>
            <text:p><text:span text:style-name="T4">FE8</text:span>0::A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8</text:p>
          </table:table-cell>
          <table:table-cell office:value-type="string" calcext:value-type="string">
            <text:p>NIC</text:p>
          </table:table-cell>
          <table:table-cell table:style-name="ce56" office:value-type="string" calcext:value-type="string">
            <text:p><text:span text:style-name="T4">192.168.2.126</text:span></text:p>
            <text:p><text:span text:style-name="T4">2001:77C:FAC1:A::3</text:span></text:p>
          </table:table-cell>
          <table:table-cell table:style-name="ce56" office:value-type="string" calcext:value-type="string">
            <text:p><text:span text:style-name="T4">255.255.255.192</text:span></text:p>
            <text:p><text:span text:style-name="T4">/64</text:span></text:p>
          </table:table-cell>
          <table:table-cell table:style-name="ce56" office:value-type="string" calcext:value-type="string">
            <text:p><text:span text:style-name="T4">192.168.2.65</text:span></text:p>
            <text:p><text:span text:style-name="T4">FE80::A</text:span>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19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2.242</text:p>
            <text:p>2001:77C:FAC1:B::2</text:p>
          </table:table-cell>
          <table:table-cell table:style-name="ce62" office:value-type="string" calcext:value-type="string">
            <text:p>255.255.255.248</text:p>
            <text:p>/64</text:p>
          </table:table-cell>
          <table:table-cell office:value-type="string" calcext:value-type="string">
            <text:p>192.168.2.241</text:p>
            <text:p>Fe80::B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0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2.246</text:p>
            <text:p><text:span text:style-name="T4">2001:77C:FAC1:B::2</text:span></text:p>
          </table:table-cell>
          <table:table-cell table:style-name="ce62" office:value-type="string" calcext:value-type="string">
            <text:p><text:span text:style-name="T4">255.255.255.248</text:span></text:p>
            <text:p><text:span text:style-name="T4">/64</text:span></text:p>
          </table:table-cell>
          <table:table-cell office:value-type="string" calcext:value-type="string">
            <text:p><text:span text:style-name="T4">192.168.2.241</text:span></text:p>
            <text:p><text:span text:style-name="T4">Fe80::B</text:span>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3.219.42.210</text:p>
            <text:p>2001:77C:FAC1:C::2</text:p>
          </table:table-cell>
          <table:table-cell table:style-name="ce62" office:value-type="string" calcext:value-type="string">
            <text:p>255.255.255. 240</text:p>
            <text:p>/64</text:p>
          </table:table-cell>
          <table:table-cell office:value-type="string" calcext:value-type="string">
            <text:p><text:span text:style-name="T4">193.219.42.209</text:span></text:p>
            <text:p><text:span text:style-name="T4">Fe80::C</text:span>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2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<text:span text:style-name="T4">193.219.42.222</text:span></text:p>
            <text:p><text:span text:style-name="T4">2001:77C:FAC1:C::3</text:span></text:p>
          </table:table-cell>
          <table:table-cell table:style-name="ce62" office:value-type="string" calcext:value-type="string">
            <text:p><text:span text:style-name="T4">255.255.255. 240</text:span></text:p>
            <text:p><text:span text:style-name="T4">/64</text:span></text:p>
          </table:table-cell>
          <table:table-cell office:value-type="string" calcext:value-type="string">
            <text:p><text:span text:style-name="T4">193.219.42.209</text:span></text:p>
            <text:p><text:span text:style-name="T4">Fe80::C</text:span>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3.219.42.226</text:p>
            <text:p>2001:77C:FAC1:E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office:value-type="string" calcext:value-type="string">
            <text:p><text:span text:style-name="T4">193.219.42.225</text:span></text:p>
            <text:p>FE80::E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3.219.42.238</text:p>
            <text:p><text:span text:style-name="T4">2001:77C:FAC1:E::3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<text:span text:style-name="T4">193.219.42.225</text:span></text:p>
            <text:p><text:span text:style-name="T4">FE80::E</text:span>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3.219.42.194</text:p>
            <text:p>2001:77C:FAC1:F::2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office:value-type="string" calcext:value-type="string">
            <text:p>193.219.42.193</text:p>
            <text:p>FE80::F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C26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3.219.42.206</text:p>
            <text:p><text:span text:style-name="T4">2001:77C:FAC1:F::3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<text:span text:style-name="T4">193.219.42.193</text:span></text:p>
            <text:p><text:span text:style-name="T4">FE80::F</text:span>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EB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2.211</text:p>
            <text:p>2001:77C:FAC1:90::3</text:p>
          </table:table-cell>
          <table:table-cell table:style-name="ce62" office:value-type="string" calcext:value-type="string">
            <text:p>255.255.255.240</text:p>
            <text:p>/64</text:p>
          </table:table-cell>
          <table:table-cell office:value-type="string" calcext:value-type="string">
            <text:p>192.168.2.209</text:p>
            <text:p>FE80::9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yberWEB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0.2</text:p>
            <text:p>2001:77C:FAC1:D::2</text:p>
          </table:table-cell>
          <table:table-cell table:style-name="ce62" office:value-type="string" calcext:value-type="string">
            <text:p><text:span text:style-name="T4">255.255.255.0</text:span></text:p>
            <text:p><text:span text:style-name="T4">/64</text:span></text:p>
          </table:table-cell>
          <table:table-cell office:value-type="string" calcext:value-type="string">
            <text:p><text:span text:style-name="T4">192.168.0.1</text:span></text:p>
            <text:p><text:span text:style-name="T4">Fe80::D</text:span>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stCyberServer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<text:span text:style-name="T4">192.168.0.21</text:span></text:p>
            <text:p><text:span text:style-name="T4">2001:77C:FAC1:D::3</text:span></text:p>
          </table:table-cell>
          <table:table-cell table:style-name="ce62" office:value-type="string" calcext:value-type="string">
            <text:p><text:span text:style-name="T4">255.255.255.0</text:span></text:p>
            <text:p><text:span text:style-name="T4">/64</text:span></text:p>
          </table:table-cell>
          <table:table-cell office:value-type="string" calcext:value-type="string">
            <text:p><text:span text:style-name="T4">192.168.0.1</text:span></text:p>
            <text:p><text:span text:style-name="T4">Fe80::D</text:span>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NS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2.210</text:p>
            <text:p><text:span text:style-name="T4">2001:77C:FAC1:90::2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<text:span text:style-name="T4">192.168.2.209</text:span></text:p>
            <text:p><text:span text:style-name="T4">FE80::90</text:span>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<text:span text:style-name="T4">192.168.2.212</text:span></text:p>
            <text:p><text:span text:style-name="T4">2001:77C:FAC1:90::4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<text:span text:style-name="T4">192.168.2.209</text:span></text:p>
            <text:p><text:span text:style-name="T4">FE80::90</text:span>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TP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<text:span text:style-name="T4">192.168.2.213</text:span></text:p>
            <text:p><text:span text:style-name="T4">2001:77C:FAC1:90::5</text:span></text:p>
          </table:table-cell>
          <table:table-cell table:style-name="ce62" office:value-type="string" calcext:value-type="string">
            <text:p><text:span text:style-name="T4">255.255.255.240</text:span></text:p>
            <text:p><text:span text:style-name="T4">/64</text:span></text:p>
          </table:table-cell>
          <table:table-cell office:value-type="string" calcext:value-type="string">
            <text:p><text:span text:style-name="T4">192.168.2.209</text:span></text:p>
            <text:p><text:span text:style-name="T4">FE80::90</text:span>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curity(server camera)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2.130</text:p>
            <text:p>2001:77C:FAC1:91::2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office:value-type="string" calcext:value-type="string">
            <text:p><text:span text:style-name="T4">192.168.2.129</text:span></text:p>
            <text:p><text:span text:style-name="T4">FE80::91</text:span>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irst security camera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2.131</text:p>
            <text:p>2001:77C:FAC1:91::3</text:p>
          </table:table-cell>
          <table:table-cell table:style-name="ce62" office:value-type="string" calcext:value-type="string">
            <text:p>255.255.255.224</text:p>
            <text:p>/64</text:p>
          </table:table-cell>
          <table:table-cell office:value-type="string" calcext:value-type="string">
            <text:p>192.168.2.129</text:p>
            <text:p>FE80::91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st security camera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192.168.2.145</text:p>
            <text:p>2001:77C:FAC1:91::18</text:p>
          </table:table-cell>
          <table:table-cell table:style-name="ce62" office:value-type="string" calcext:value-type="string">
            <text:p><text:span text:style-name="T4">255.255.255.224</text:span></text:p>
            <text:p><text:span text:style-name="T4">/64</text:span></text:p>
          </table:table-cell>
          <table:table-cell office:value-type="string" calcext:value-type="string">
            <text:p><text:span text:style-name="T4">192.168.2.129</text:span></text:p>
            <text:p><text:span text:style-name="T4">FE80::91</text:span>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6" office:value-type="string" calcext:value-type="string" table:number-columns-spanned="3" table:number-rows-spanned="1">
            <text:p>ACL</text:p>
          </table:table-cell>
          <table:covered-table-cell table:style-name="ce66"/>
          <table:covered-table-cell table:style-name="ce49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umber/Name</text:p>
          </table:table-cell>
          <table:table-cell office:value-type="string" calcext:value-type="string">
            <text:p>Statement</text:p>
          </table:table-cell>
          <table:table-cell table:style-name="ce38" office:value-type="string" calcext:value-type="string">
            <text:p>Applied Interface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permit 193.219.42.176 0.0.0.15</text:p>
          </table:table-cell>
          <table:table-cell table:style-name="ce38" office:value-type="string" calcext:value-type="string">
            <text:p>G0/0/0.91 out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9" office:value-type="string" calcext:value-type="string">
            <text:p>cameras</text:p>
          </table:table-cell>
          <table:table-cell office:value-type="string" calcext:value-type="string">
            <text:p><text:span text:style-name="T4">permit </text:span><text:span text:style-name="T5">2001:77c:fac1:3::/64 2001:77c:fac1:91:/64:</text:span></text:p>
          </table:table-cell>
          <table:table-cell table:style-name="ce38" office:value-type="string" calcext:value-type="string">
            <text:p>G0/0/0.91 out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lt" fo:country="L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lt" fo:country="LT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00-00-00</text:date>, <text:time style:data-style-name="N2" text:time-value="19:55:52.439458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3:22:08.754259762</meta:creation-date>
    <dc:date>2024-12-11T19:56:24.035140654</dc:date>
    <meta:editing-duration>PT13H34M4S</meta:editing-duration>
    <meta:editing-cycles>70</meta:editing-cycles>
    <meta:generator>LibreOffice/24.8.3.2$Linux_X86_64 LibreOffice_project/480$Build-2</meta:generator>
    <meta:document-statistic meta:table-count="2" meta:cell-count="1028" meta:object-count="0"/>
  </office:meta>
</office:document-meta>
</file>